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fo:font-style="italic" officeooo:rsid="0079e51b" officeooo:paragraph-rsid="0079e51b" style:font-style-asian="italic" style:font-style-complex="italic"/>
    </style:style>
    <style:style style:name="P2" style:family="paragraph" style:parent-style-name="Text_20_body">
      <style:text-properties fo:language="en" fo:country="US" fo:font-style="italic" officeooo:rsid="007c7b91" officeooo:paragraph-rsid="007c7b91" style:font-style-asian="italic" style:font-style-complex="italic"/>
    </style:style>
    <style:style style:name="P3" style:family="paragraph" style:parent-style-name="Text_20_body">
      <style:text-properties fo:language="en" fo:country="US" fo:font-style="italic" officeooo:rsid="007fd4b6" officeooo:paragraph-rsid="007fd4b6" style:font-style-asian="italic" style:font-style-complex="italic"/>
    </style:style>
    <style:style style:name="P4" style:family="paragraph" style:parent-style-name="Text_20_body">
      <style:text-properties fo:language="en" fo:country="US" fo:font-style="italic" officeooo:rsid="00820dd9" officeooo:paragraph-rsid="00820dd9" style:font-style-asian="italic" style:font-style-complex="italic"/>
    </style:style>
    <style:style style:name="P5" style:family="paragraph" style:parent-style-name="Text_20_body">
      <style:text-properties fo:language="en" fo:country="US" officeooo:rsid="00820dd9" officeooo:paragraph-rsid="00820dd9"/>
    </style:style>
    <style:style style:name="P6" style:family="paragraph" style:parent-style-name="Text_20_body">
      <style:text-properties fo:font-style="normal" officeooo:rsid="0045f6c0" style:font-style-asian="normal" style:font-style-complex="normal"/>
    </style:style>
    <style:style style:name="P7" style:family="paragraph" style:parent-style-name="Text_20_body">
      <style:paragraph-properties fo:break-before="page"/>
      <style:text-properties fo:font-size="14pt" fo:font-style="normal" fo:font-weight="bold" officeooo:rsid="0045f6c0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break-before="page"/>
      <style:text-properties fo:font-size="14pt" fo:font-style="normal" fo:font-weight="bold" officeooo:rsid="0045f6c0" officeooo:paragraph-rsid="007e9af2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text-properties fo:font-style="italic" officeooo:rsid="00818561" officeooo:paragraph-rsid="00818561" style:font-style-asian="italic" style:font-style-complex="italic"/>
    </style:style>
    <style:style style:name="P10" style:family="paragraph" style:parent-style-name="Text_20_body">
      <style:text-properties officeooo:rsid="001c1383" officeooo:paragraph-rsid="007db7c9"/>
    </style:style>
    <style:style style:name="P11" style:family="paragraph" style:parent-style-name="Text_20_body">
      <style:text-properties officeooo:rsid="001c1383" officeooo:paragraph-rsid="0089c69d"/>
    </style:style>
    <style:style style:name="P12" style:family="paragraph" style:parent-style-name="Text_20_body">
      <style:text-properties officeooo:paragraph-rsid="007fd4b6"/>
    </style:style>
    <style:style style:name="P13" style:family="paragraph" style:parent-style-name="Text_20_body">
      <style:text-properties officeooo:rsid="00818561" officeooo:paragraph-rsid="00818561"/>
    </style:style>
    <style:style style:name="P14" style:family="paragraph" style:parent-style-name="Text_20_body">
      <style:text-properties officeooo:rsid="00818561" officeooo:paragraph-rsid="00820dd9"/>
    </style:style>
    <style:style style:name="P15" style:family="paragraph" style:parent-style-name="Text_20_body">
      <style:text-properties officeooo:paragraph-rsid="0082621d"/>
    </style:style>
    <style:style style:name="P16" style:family="paragraph" style:parent-style-name="Text_20_body">
      <style:text-properties officeooo:paragraph-rsid="0085191c"/>
    </style:style>
    <style:style style:name="P17" style:family="paragraph" style:parent-style-name="Text_20_body">
      <style:text-properties officeooo:paragraph-rsid="008679f7"/>
    </style:style>
    <style:style style:name="P18" style:family="paragraph" style:parent-style-name="Text_20_body">
      <style:text-properties officeooo:paragraph-rsid="0087d8e4"/>
    </style:style>
    <style:style style:name="P19" style:family="paragraph" style:parent-style-name="Text_20_body">
      <style:text-properties fo:font-style="normal" officeooo:rsid="0045f6c0" style:font-style-asian="normal" style:font-style-complex="normal"/>
    </style:style>
    <style:style style:name="P20" style:family="paragraph" style:parent-style-name="Text_20_body">
      <style:paragraph-properties fo:break-before="page"/>
      <style:text-properties fo:font-style="normal" officeooo:rsid="0045f6c0" style:font-style-asian="normal" style:font-style-complex="normal"/>
    </style:style>
    <style:style style:name="P21" style:family="paragraph" style:parent-style-name="Text_20_body">
      <style:text-properties fo:font-style="normal" officeooo:rsid="0045f6c0" officeooo:paragraph-rsid="008efb4d" style:font-style-asian="normal" style:font-style-complex="normal"/>
    </style:style>
    <style:style style:name="P22" style:family="paragraph" style:parent-style-name="Text_20_body">
      <style:paragraph-properties fo:break-before="page"/>
      <style:text-properties fo:font-size="14pt" fo:font-style="normal" fo:font-weight="bold" officeooo:rsid="0045f6c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Text_20_body">
      <style:paragraph-properties fo:break-before="page"/>
      <style:text-properties fo:font-size="14pt" fo:font-style="normal" fo:font-weight="bold" officeooo:rsid="008efb4d" officeooo:paragraph-rsid="008efb4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Text_20_body">
      <style:text-properties fo:language="en" fo:country="US" fo:font-style="italic" officeooo:rsid="008c6cd7" officeooo:paragraph-rsid="008c6cd7" style:font-style-asian="italic" style:font-style-complex="italic"/>
    </style:style>
    <style:style style:name="P25" style:family="paragraph" style:parent-style-name="Text_20_body">
      <style:text-properties fo:language="en" fo:country="US" fo:font-style="italic" officeooo:rsid="008d728b" officeooo:paragraph-rsid="008d728b" style:font-style-asian="italic" style:font-style-complex="italic"/>
    </style:style>
    <style:style style:name="P26" style:family="paragraph" style:parent-style-name="Text_20_body">
      <style:text-properties fo:language="en" fo:country="US" fo:font-style="italic" officeooo:rsid="008e562b" officeooo:paragraph-rsid="008e562b" style:font-style-asian="italic" style:font-style-complex="italic"/>
    </style:style>
    <style:style style:name="P27" style:family="paragraph" style:parent-style-name="Text_20_body">
      <style:text-properties fo:language="en" fo:country="US" fo:font-style="italic" officeooo:rsid="008e92fc" officeooo:paragraph-rsid="008e92fc" style:font-style-asian="italic" style:font-style-complex="italic"/>
    </style:style>
    <style:style style:name="P28" style:family="paragraph" style:parent-style-name="Text_20_body">
      <style:text-properties fo:language="ru" fo:country="RU" fo:font-style="normal" officeooo:rsid="008c6cd7" officeooo:paragraph-rsid="008c6cd7" style:font-style-asian="normal" style:font-style-complex="normal"/>
    </style:style>
    <style:style style:name="P29" style:family="paragraph" style:parent-style-name="Text_20_body">
      <style:text-properties fo:language="ru" fo:country="RU" fo:font-style="normal" officeooo:rsid="008e92fc" officeooo:paragraph-rsid="008e92fc" style:font-style-asian="normal" style:font-style-complex="normal"/>
    </style:style>
    <style:style style:name="P30" style:family="paragraph" style:parent-style-name="Text_20_body">
      <style:text-properties fo:language="ru" fo:country="RU" fo:font-style="normal" fo:font-weight="normal" officeooo:rsid="008efb4d" officeooo:paragraph-rsid="008efb4d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ru" fo:country="RU" fo:font-style="italic" officeooo:rsid="008e92fc" officeooo:paragraph-rsid="008e92fc" style:font-style-asian="italic" style:font-style-complex="italic"/>
    </style:style>
    <style:style style:name="P32" style:family="paragraph" style:parent-style-name="Text_20_body">
      <style:text-properties fo:language="ru" fo:country="RU" fo:font-style="italic" fo:font-weight="normal" officeooo:rsid="008e92fc" officeooo:paragraph-rsid="008e92fc" style:font-style-asian="italic" style:font-weight-asian="normal" style:font-style-complex="italic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45f6c0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officeooo:rsid="007fd4b6" style:font-style-asian="normal" style:font-style-complex="normal"/>
    </style:style>
    <style:style style:name="T7" style:family="text">
      <style:text-properties fo:language="en" fo:country="US" fo:font-style="normal" officeooo:rsid="00820dd9" style:font-style-asian="normal" style:font-style-complex="normal"/>
    </style:style>
    <style:style style:name="T8" style:family="text">
      <style:text-properties fo:language="en" fo:country="US" fo:font-style="normal" officeooo:rsid="00836d2d" style:font-style-asian="normal" style:font-style-complex="normal"/>
    </style:style>
    <style:style style:name="T9" style:family="text">
      <style:text-properties fo:language="en" fo:country="US" fo:font-style="normal" officeooo:rsid="008679f7" style:font-style-asian="normal" style:font-style-complex="normal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style="normal" fo:font-weight="bold" officeooo:rsid="00820dd9" style:font-style-asian="normal" style:font-weight-asian="bold" style:font-style-complex="normal" style:font-weight-complex="bold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820dd9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836d2d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8679f7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87d8e4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italic" fo:font-weight="normal" officeooo:rsid="00836d2d" style:font-style-asian="italic" style:font-weight-asian="normal" style:font-style-complex="italic" style:font-weight-complex="normal"/>
    </style:style>
    <style:style style:name="T18" style:family="text">
      <style:text-properties fo:language="en" fo:country="US" fo:font-style="italic" fo:font-weight="normal" officeooo:rsid="0085191c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fo:font-weight="normal" officeooo:rsid="008679f7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italic" fo:font-weight="normal" officeooo:rsid="00878bce" style:font-style-asian="italic" style:font-weight-asian="normal" style:font-style-complex="italic" style:font-weight-complex="normal"/>
    </style:style>
    <style:style style:name="T21" style:family="text">
      <style:text-properties fo:language="en" fo:country="US" fo:font-style="italic" fo:font-weight="normal" officeooo:rsid="0087d8e4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italic" fo:font-weight="bold" officeooo:rsid="008679f7" style:font-style-asian="italic" style:font-weight-asian="bold" style:font-style-complex="italic" style:font-weight-complex="bold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officeooo:rsid="00820dd9"/>
    </style:style>
    <style:style style:name="T25" style:family="text">
      <style:text-properties fo:language="en" fo:country="US" officeooo:rsid="007fd4b6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style="normal" officeooo:rsid="007fd4b6" style:font-style-asian="normal" style:font-style-complex="normal"/>
    </style:style>
    <style:style style:name="T33" style:family="text">
      <style:text-properties fo:language="ru" fo:country="RU" fo:font-style="normal" officeooo:rsid="00820dd9" style:font-style-asian="normal" style:font-style-complex="normal"/>
    </style:style>
    <style:style style:name="T34" style:family="text">
      <style:text-properties fo:language="ru" fo:country="RU" fo:font-style="normal" officeooo:rsid="00823ab1" style:font-style-asian="normal" style:font-style-complex="normal"/>
    </style:style>
    <style:style style:name="T35" style:family="text">
      <style:text-properties fo:language="ru" fo:country="RU" fo:font-style="normal" fo:font-weight="bold" officeooo:rsid="007fd4b6" style:font-style-asian="normal" style:font-weight-asian="bold" style:font-style-complex="normal" style:font-weight-complex="bold"/>
    </style:style>
    <style:style style:name="T36" style:family="text">
      <style:text-properties fo:language="ru" fo:country="RU" fo:font-style="normal" fo:font-weight="bold" officeooo:rsid="008679f7" style:font-style-asian="normal" style:font-weight-asian="bold" style:font-style-complex="normal" style:font-weight-complex="bold"/>
    </style:style>
    <style:style style:name="T37" style:family="text">
      <style:text-properties fo:language="ru" fo:country="RU" fo:font-style="italic" fo:font-weight="normal" officeooo:rsid="00878bce" style:font-style-asian="italic" style:font-weight-asian="normal" style:font-style-complex="italic" style:font-weight-complex="normal"/>
    </style:style>
    <style:style style:name="T38" style:family="text">
      <style:text-properties fo:language="ru" fo:country="RU" fo:font-style="italic" fo:font-weight="normal" officeooo:rsid="008679f7" style:font-style-asian="italic" style:font-weight-asian="normal" style:font-style-complex="italic" style:font-weight-complex="normal"/>
    </style:style>
    <style:style style:name="T39" style:family="text">
      <style:text-properties fo:language="ru" fo:country="RU" officeooo:rsid="008d728b"/>
    </style:style>
    <style:style style:name="T40" style:family="text">
      <style:text-properties style:font-name="Liberation Serif" fo:font-size="18pt" style:font-size-asian="18pt" style:font-size-complex="18pt"/>
    </style:style>
    <style:style style:name="T41" style:family="text">
      <style:text-properties style:font-name="Liberation Serif" fo:font-size="18pt" fo:language="uk" fo:country="UA" officeooo:rsid="007839b1" style:font-size-asian="18pt" style:font-size-complex="18pt"/>
    </style:style>
    <style:style style:name="T42" style:family="text">
      <style:text-properties style:font-name="Liberation Serif" fo:font-size="18pt" fo:language="en" fo:country="US" officeooo:rsid="007839b1" style:font-size-asian="18pt" style:font-size-complex="18pt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text-line-through-style="solid" style:text-line-through-type="single" fo:language="en" fo:country="US" fo:font-weight="normal" style:font-weight-asian="normal" style:font-weight-complex="normal"/>
    </style:style>
    <style:style style:name="T45" style:family="text">
      <style:text-properties style:text-line-through-style="solid" style:text-line-through-type="single" fo:language="en" fo:country="US" fo:font-weight="bold" style:font-weight-asian="bold" style:font-weight-complex="bold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fo:language="en" fo:country="US"/>
    </style:style>
    <style:style style:name="T48" style:family="text">
      <style:text-properties style:text-line-through-style="none" style:text-line-through-type="none" fo:language="en" fo:country="US" fo:font-weight="normal" style:font-weight-asian="normal" style:font-weight-complex="normal"/>
    </style:style>
    <style:style style:name="T49" style:family="text">
      <style:text-properties style:text-line-through-style="none" style:text-line-through-type="none" fo:language="en" fo:country="US" fo:font-weight="bold" style:font-weight-asian="bold" style:font-weight-complex="bold"/>
    </style:style>
    <style:style style:name="T50" style:family="text">
      <style:text-properties style:text-line-through-style="none" style:text-line-through-type="none" fo:font-weight="normal" style:font-weight-asian="normal" style:font-weight-complex="normal"/>
    </style:style>
    <style:style style:name="T51" style:family="text">
      <style:text-properties style:text-line-through-style="none" style:text-line-through-type="none" fo:language="uk" fo:country="UA" fo:font-weight="normal" style:font-weight-asian="normal" style:font-weight-complex="normal"/>
    </style:style>
    <style:style style:name="T52" style:family="text">
      <style:text-properties style:text-line-through-style="none" style:text-line-through-type="none" fo:language="uk" fo:country="UA"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0">A</text:span><text:span text:style-name="T41">2 - </text:span><text:span text:style-name="T42">Pre-Intermediate</text:span></text:p>
      <text:p text:style-name="P7">Предлоги времени in, on, at </text:p>
      <text:p text:style-name="Text_20_body"><text:span text:style-name="Strong_20_Emphasis"><text:span text:style-name="T3">Предлоги времени </text:span></text:span><text:span text:style-name="T3">(prepositions of time) указывают на время действия, его длительность или определенный отрезок времени. </text:span></text:p>
      <text:section text:style-name="Sect1" text:name="Розділ1">
        <text:p text:style-name="P1">after – <text:span text:style-name="T31">после</text:span></text:p>
        <text:p text:style-name="P1">at – <text:span text:style-name="T31">во время</text:span></text:p>
        <text:p text:style-name="P1">before – <text:span text:style-name="T31">до, перед</text:span></text:p>
        <text:p text:style-name="P1">by – <text:span text:style-name="T31">к, не позже чем в</text:span></text:p>
        <text:p text:style-name="P1">during – <text:span text:style-name="T31">в течение, во время</text:span></text:p>
        <text:p text:style-name="P1">for – <text:span text:style-name="T31">в течение, в продолжение</text:span></text:p>
        <text:p text:style-name="P1">from – <text:span text:style-name="T31">с, от, начиная с</text:span></text:p>
        <text:p text:style-name="P1">in – <text:span text:style-name="T31">во время, в течении, за</text:span></text:p>
        <text:p text:style-name="P1">on – <text:span text:style-name="T31">в, во время</text:span></text:p>
        <text:p text:style-name="P1">past – <text:span text:style-name="T31">после, за</text:span></text:p>
        <text:p text:style-name="P1">since – <text:span text:style-name="T31">с, со времени, с тех пор</text:span></text:p>
        <text:p text:style-name="P1">through – <text:span text:style-name="T31">на протяжении, в продолжение</text:span></text:p>
        <text:p text:style-name="P1">till, until – <text:span text:style-name="T31">до, не раньше</text:span></text:p>
        <text:p text:style-name="P1">within – <text:span text:style-name="T31">в течении, в пределах</text:span></text:p>
      </text:section>
      <text:p text:style-name="P1">I will come to you <text:span text:style-name="T30">at</text:span> 6 sharp. - <text:span text:style-name="T31">Я приду к тебе ровно в 6.</text:span></text:p>
      <text:p text:style-name="P2">We always start our studying <text:span text:style-name="T30">in</text:span> September. - <text:span text:style-name="T31">Мы всегда начинаем учёбу в сентябре.</text:span></text:p>
      <text:p text:style-name="P2"/>
      <text:p text:style-name="P10"><text:span text:style-name="T1">Источник: </text:span><text:a xlink:type="simple" xlink:href="https://grammarway.com/ru/prepositions" text:style-name="Internet_20_link" text:visited-style-name="Visited_20_Internet_20_Link"><text:span text:style-name="T1">https://grammarway.com/ru/prepositions</text:span></text:a></text:p>
      <text:p text:style-name="P8">Сравнительная и превосходная степень </text:p>
      <text:p text:style-name="Text_20_body"><text:span text:style-name="T3">Большинство описательных прилагательных и наречий образа действия, времени и др. в английском языке имеют </text:span><text:span text:style-name="Strong_20_Emphasis"><text:span text:style-name="T3">три степени сравнения</text:span></text:span><text:span text:style-name="T3">: положительная, сравнительная и превосходная степени. Степень сравнения не образуется от относительных, притяжательных, вопросительных и большинства количественных прилагательных и некоторых наречий. </text:span></text:p>
      <text:p text:style-name="P3">Mark is <text:span text:style-name="T30">fast</text:span> but Bob is <text:span text:style-name="T30">faster</text:span>. He drives <text:span text:style-name="T30">fast</text:span>, but we can drive <text:span text:style-name="T30">faster</text:span> than him.</text:p>
      <text:p text:style-name="P12"><text:span text:style-name="T35">Односложные</text:span><text:span text:style-name="T32"> образуют степени сравнения с помощью добавления суффиксов</text:span><text:span text:style-name="T6"> -</text:span><text:span text:style-name="Strong_20_Emphasis"><text:span text:style-name="T6">er</text:span></text:span><text:span text:style-name="T6"> </text:span><text:span text:style-name="T32">и</text:span><text:span text:style-name="T6"> -</text:span><text:span text:style-name="Strong_20_Emphasis"><text:span text:style-name="T6">est</text:span></text:span><text:span text:style-name="T6">.</text:span></text:p>
      <text:p text:style-name="P9"><text:span text:style-name="T25">s</text:span><text:span text:style-name="T5">mall – smaller – the smallest<text:tab/></text:span><text:span text:style-name="T24">hard – harder – the hardest</text:span></text:p>
      <text:p text:style-name="P13"><text:span text:style-name="T7">Если оканчиваются на </text:span><text:span text:style-name="T11">одну</text:span><text:span text:style-name="T33"> </text:span><text:span text:style-name="T7">согласную </text:span><text:span text:style-name="T34">после гласной</text:span><text:span text:style-name="T7">, согласная удваивается,</text:span><text:span text:style-name="T33"> кроме </text:span><text:span text:style-name="T7">«</text:span><text:span text:style-name="Strong_20_Emphasis"><text:span text:style-name="T7">w</text:span></text:span><text:span text:style-name="T7">».</text:span></text:p>
      <text:p text:style-name="P4">big – bigger – the biggest<text:tab/>slow – slower – the slowest</text:p>
      <text:p text:style-name="P14"><text:span text:style-name="T7">Если оканчиваются на </text:span><text:span text:style-name="T11">немую</text:span><text:span text:style-name="T7"> букву «</text:span><text:span text:style-name="Strong_20_Emphasis"><text:span text:style-name="T7">e</text:span></text:span><text:span text:style-name="T7">», эта гласная буква выпадает</text:span><text:span text:style-name="T33">.</text:span></text:p>
      <text:p text:style-name="P4">cute – cuter – the cutest</text:p>
      <text:p text:style-name="P5"><text:span text:style-name="T2">Если оканчиваются на гласную -</text:span><text:span text:style-name="Strong_20_Emphasis"><text:span text:style-name="T2">y</text:span></text:span><text:span text:style-name="T2">, перед которой стоит </text:span><text:span text:style-name="T4">согласная</text:span><text:span text:style-name="T2">, -</text:span><text:span text:style-name="Strong_20_Emphasis"><text:span text:style-name="T2">y</text:span></text:span><text:span text:style-name="T2"> меняется на -</text:span><text:span text:style-name="Strong_20_Emphasis"><text:span text:style-name="T2">i</text:span></text:span><text:span text:style-name="Strong_20_Emphasis"><text:span text:style-name="T1">.</text:span></text:span></text:p>
      <text:p text:style-name="P5"><text:span text:style-name="Strong_20_Emphasis"><text:span text:style-name="T28">dry – drier – the driest<text:tab/>gray – grayer – the grayest</text:span></text:span></text:p>
      <text:p text:style-name="P15"><text:span text:style-name="Strong_20_Emphasis"><text:span text:style-name="T11">Двусложные</text:span></text:span><text:span text:style-name="Strong_20_Emphasis"><text:span text:style-name="T13">, которые оканчиваются на суффиксы -</text:span></text:span><text:span text:style-name="Strong_20_Emphasis"><text:span text:style-name="T7">ow</text:span></text:span><text:span text:style-name="Strong_20_Emphasis"><text:span text:style-name="T13">, -</text:span></text:span><text:span text:style-name="Strong_20_Emphasis"><text:span text:style-name="T7">le</text:span></text:span><text:span text:style-name="Strong_20_Emphasis"><text:span text:style-name="T13">, -</text:span></text:span><text:span text:style-name="Strong_20_Emphasis"><text:span text:style-name="T7">er</text:span></text:span><text:span text:style-name="Strong_20_Emphasis"><text:span text:style-name="T13">, -</text:span></text:span><text:span text:style-name="Strong_20_Emphasis"><text:span text:style-name="T7">y</text:span></text:span><text:span text:style-name="Strong_20_Emphasis"><text:span text:style-name="T13">, могут образовывать степени как с помощью суффиксов -</text:span></text:span><text:span text:style-name="Strong_20_Emphasis"><text:span text:style-name="T7">er</text:span></text:span><text:span text:style-name="Strong_20_Emphasis"><text:span text:style-name="T13"> и -</text:span></text:span><text:span text:style-name="Strong_20_Emphasis"><text:span text:style-name="T7">est</text:span></text:span><text:span text:style-name="Strong_20_Emphasis"><text:span text:style-name="T13">, так и с помощью слов </text:span></text:span><text:span text:style-name="Strong_20_Emphasis"><text:span text:style-name="T7">more</text:span></text:span><text:span text:style-name="Strong_20_Emphasis"><text:span text:style-name="T13"> и </text:span></text:span><text:span text:style-name="Strong_20_Emphasis"><text:span text:style-name="T7">the most</text:span></text:span><text:span text:style-name="Strong_20_Emphasis"><text:span text:style-name="T13">.</text:span></text:span></text:p>
      <text:p text:style-name="P15"><text:span text:style-name="Strong_20_Emphasis"><text:span text:style-name="T13"><text:s/></text:span></text:span><text:span text:style-name="Strong_20_Emphasis"><text:span text:style-name="T17">crazy – crazier (more crazy) – the craziest (the most crazy)</text:span></text:span></text:p>
      <text:p text:style-name="P15"><text:span text:style-name="Strong_20_Emphasis"><text:span text:style-name="T8">Двусложные</text:span></text:span><text:span text:style-name="Strong_20_Emphasis"><text:span text:style-name="T14"> и </text:span></text:span><text:span text:style-name="Strong_20_Emphasis"><text:span text:style-name="T8">трехсложные </text:span></text:span><text:span text:style-name="Strong_20_Emphasis"><text:span text:style-name="T14">образуют с помощью слов </text:span></text:span><text:span text:style-name="Strong_20_Emphasis"><text:span text:style-name="T8">more</text:span></text:span><text:span text:style-name="Strong_20_Emphasis"><text:span text:style-name="T14"> (более) и </text:span></text:span><text:span text:style-name="Strong_20_Emphasis"><text:span text:style-name="T8">the most</text:span></text:span><text:span text:style-name="Strong_20_Emphasis"><text:span text:style-name="T14"> (самый).</text:span></text:span></text:p>
      <text:p text:style-name="P16"><text:span text:style-name="Strong_20_Emphasis"><text:span text:style-name="T18">comfortably – more comfortably – the most comfortably</text:span></text:span></text:p>
      <text:p text:style-name="P17"><text:span text:style-name="Strong_20_Emphasis"><text:span text:style-name="T36">Исключения</text:span></text:span></text:p>
      <text:p text:style-name="P17"><text:span text:style-name="Strong_20_Emphasis"><text:span text:style-name="T19">good, well </text:span></text:span><text:span text:style-name="Strong_20_Emphasis"><text:span text:style-name="T20">(</text:span></text:span><text:span text:style-name="Strong_20_Emphasis"><text:span text:style-name="T37">хороший, хорошо)</text:span></text:span><text:span text:style-name="Strong_20_Emphasis"><text:span text:style-name="T19"> – better – the best</text:span></text:span></text:p>
      <text:p text:style-name="P17"><text:span text:style-name="Strong_20_Emphasis"><text:span text:style-name="T19">bad, badly</text:span></text:span><text:span text:style-name="Strong_20_Emphasis"><text:span text:style-name="T38"> </text:span></text:span><text:span text:style-name="Strong_20_Emphasis"><text:span text:style-name="T37">(плохой, плохо)</text:span></text:span><text:span text:style-name="Strong_20_Emphasis"><text:span text:style-name="T38"> </text:span></text:span><text:span text:style-name="Strong_20_Emphasis"><text:span text:style-name="T19">– worse – the worst</text:span></text:span></text:p>
      <text:p text:style-name="P17"><text:span text:style-name="Strong_20_Emphasis"><text:span text:style-name="T19">many, much</text:span></text:span><text:span text:style-name="Strong_20_Emphasis"><text:span text:style-name="T38"> </text:span></text:span><text:span text:style-name="Strong_20_Emphasis"><text:span text:style-name="T37">(многочисленный, многочисленно</text:span></text:span><text:span text:style-name="Strong_20_Emphasis"><text:span text:style-name="T38"> </text:span></text:span><text:span text:style-name="Strong_20_Emphasis"><text:span text:style-name="T19">– more – the most</text:span></text:span></text:p>
      <text:p text:style-name="P17"><text:span text:style-name="Strong_20_Emphasis"><text:span text:style-name="T19">little</text:span></text:span><text:span text:style-name="Strong_20_Emphasis"><text:span text:style-name="T38"> </text:span></text:span><text:span text:style-name="Strong_20_Emphasis"><text:span text:style-name="T37">(маленький, мало)</text:span></text:span><text:span text:style-name="Strong_20_Emphasis"><text:span text:style-name="T38"> </text:span></text:span><text:span text:style-name="Strong_20_Emphasis"><text:span text:style-name="T19">– less – the least</text:span></text:span></text:p>
      <text:p text:style-name="P17"><text:span text:style-name="Strong_20_Emphasis"><text:span text:style-name="T19">far</text:span></text:span><text:span text:style-name="Strong_20_Emphasis"><text:span text:style-name="T38"> </text:span></text:span><text:span text:style-name="Strong_20_Emphasis"><text:span text:style-name="T37">(далекий, далеко)</text:span></text:span><text:span text:style-name="Strong_20_Emphasis"><text:span text:style-name="T38"> </text:span></text:span><text:span text:style-name="Strong_20_Emphasis"><text:span text:style-name="T19">– f</text:span></text:span><text:span text:style-name="Strong_20_Emphasis"><text:span text:style-name="T22">a</text:span></text:span><text:span text:style-name="Strong_20_Emphasis"><text:span text:style-name="T19">rther – the f</text:span></text:span><text:span text:style-name="Strong_20_Emphasis"><text:span text:style-name="T22">a</text:span></text:span><text:span text:style-name="Strong_20_Emphasis"><text:span text:style-name="T19">rthest</text:span></text:span></text:p>
      <text:p text:style-name="P17"><text:span text:style-name="Strong_20_Emphasis"><text:span text:style-name="T19">fa</text:span></text:span><text:span text:style-name="Strong_20_Emphasis"><text:span text:style-name="T20">r (</text:span></text:span><text:span text:style-name="Strong_20_Emphasis"><text:span text:style-name="T37">давний, давно)</text:span></text:span><text:span text:style-name="Strong_20_Emphasis"><text:span text:style-name="T19"> – f</text:span></text:span><text:span text:style-name="Strong_20_Emphasis"><text:span text:style-name="T22">u</text:span></text:span><text:span text:style-name="Strong_20_Emphasis"><text:span text:style-name="T19">rther – the f</text:span></text:span><text:span text:style-name="Strong_20_Emphasis"><text:span text:style-name="T22">u</text:span></text:span><text:span text:style-name="Strong_20_Emphasis"><text:span text:style-name="T19">rthest</text:span></text:span></text:p>
      <text:p text:style-name="P17"><text:span text:style-name="Strong_20_Emphasis"><text:span text:style-name="T15">Слова </text:span></text:span><text:span text:style-name="Strong_20_Emphasis"><text:span text:style-name="T9">less</text:span></text:span><text:span text:style-name="Strong_20_Emphasis"><text:span text:style-name="T15"> и </text:span></text:span><text:span text:style-name="Strong_20_Emphasis"><text:span text:style-name="T9">the least</text:span></text:span><text:span text:style-name="Strong_20_Emphasis"><text:span text:style-name="T15"> используются для образования их меньшей и наименьшей степени.</text:span></text:span></text:p>
      <text:p text:style-name="P18"><text:span text:style-name="Strong_20_Emphasis"><text:span text:style-name="T21">useful – less useful – the least useful</text:span></text:span></text:p>
      <text:p text:style-name="P18"><text:span text:style-name="Strong_20_Emphasis"><text:span text:style-name="T16"/></text:span></text:p>
      <text:p text:style-name="P11"><text:span text:style-name="Strong_20_Emphasis"><text:span text:style-name="T12">Источник: </text:span></text:span><text:a xlink:type="simple" xlink:href="https://grammarway.com/ru/degrees-of-comparison" text:style-name="Internet_20_link" text:visited-style-name="Visited_20_Internet_20_Link"><text:span text:style-name="Strong_20_Emphasis">https://grammarway.com/ru/degrees-of-comparison</text:span></text:a></text:p>
      <text:p text:style-name="P7">Исчисляемые и неисчисляемые существительные (some, any, many, mach, a lot) </text:p>
      <text:p text:style-name="P6"/>
      <text:p text:style-name="P7">Конструкция to be going to </text:p>
      <text:p text:style-name="P28">Конструкция <text:span text:style-name="T5">to be going to </text:span>используется для выражения намерения сделать что-то в будущем или запланированного действия. Используется только в настоящем и прошедшем временах.</text:p>
      <text:p text:style-name="P24">I <text:span text:style-name="T30">am going to</text:span> visit my parents next week. - <text:span text:style-name="T39">Я собираюсь навестить своих родителей...</text:span></text:p>
      <text:p text:style-name="P25">She <text:span text:style-name="T30">was going to</text:span> be here. - <text:span text:style-name="T31">Она собиралась быть здесь.</text:span></text:p>
      <text:p text:style-name="P26">I’<text:span text:style-name="T30">m not going to</text:span> do this.<text:tab/><text:span text:style-name="T30">Are</text:span> you <text:span text:style-name="T30">going to</text:span> eat this piece of cake?</text:p>
      <text:p text:style-name="P29">Для выражения <text:span text:style-name="T30">желания</text:span>:</text:p>
      <text:p text:style-name="P29"><text:span text:style-name="T23">I’m going to meet Kelly tonight.</text:span></text:p>
      <text:p text:style-name="P29">Для выражения большой доли <text:span text:style-name="T30">вероятности</text:span>:</text:p>
      <text:p text:style-name="P29"><text:span text:style-name="T23">It’s going to be cold tomorrow. - </text:span><text:span text:style-name="T29">Завтра будет холодно</text:span></text:p>
      <text:p text:style-name="P29">Для выражения <text:span text:style-name="T30">приказа</text:span>, строгого <text:span text:style-name="T30">запрета</text:span>:</text:p>
      <text:p text:style-name="P27">You are not going to say that! - <text:span text:style-name="T31">Ты не скажешь этого.</text:span></text:p>
      <text:p text:style-name="P29">В прошедшем времени означает, что <text:span text:style-name="T30">запланированное так и не произошло</text:span></text:p>
      <text:p text:style-name="P27">They <text:span text:style-name="T30">were going to</text:span><text:span text:style-name="T43"> get married but it didn’t happen.</text:span></text:p>
      <text:p text:style-name="P31"><text:span text:style-name="T1">Желательно не использовать смысловые глаголы </text:span><text:span text:style-name="T10">to go</text:span><text:span text:style-name="T12"> </text:span><text:span text:style-name="T1">и </text:span><text:span text:style-name="T10">to come</text:span></text:p>
      <text:p text:style-name="P31"><text:span text:style-name="T26">I’</text:span><text:span text:style-name="T27">m going </text:span><text:span text:style-name="T45">to</text:span><text:span text:style-name="T44"> go</text:span><text:span text:style-name="T48"> to Paris.<text:tab/>I’</text:span><text:span text:style-name="T49">m going</text:span><text:span text:style-name="T48"> to Paris.</text:span></text:p>
      <text:p text:style-name="P29"><text:span text:style-name="T50">В разговорной речи часто усекается до формы </text:span><text:span text:style-name="T49">to be gonna</text:span></text:p>
      <text:p text:style-name="P32"><text:span text:style-name="T47">I’</text:span><text:span text:style-name="T49">m gonna</text:span><text:span text:style-name="T47"> leave soon. - </text:span><text:span text:style-name="T46">Я скоро пойду.</text:span></text:p>
      <text:p text:style-name="P32"/>
      <text:p text:style-name="P30">Источник: <text:a xlink:type="simple" xlink:href="https://grammarway.com/ru/to-be-going-to" text:style-name="Internet_20_link" text:visited-style-name="Visited_20_Internet_20_Link">https://grammarway.com/ru/to-be-going-to</text:a></text:p>
      <text:p text:style-name="P23">Модальные глаголы <text:span text:style-name="T5">will </text:span><text:span text:style-name="T31">и </text:span><text:span text:style-name="T5">would</text:span></text:p>
      <text:p text:style-name="P21"/>
      <text:p text:style-name="P20">Наречия с -ly, -ily </text:p>
      <text:p text:style-name="P6">Условные предложения нулевого типа </text:p>
      <text:p text:style-name="P6">Perfect Presen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3T11:33:54.675153322</meta:creation-date>
    <dc:date>2022-12-25T08:25:06.530000000</dc:date>
    <meta:editing-duration>PT7H24M26S</meta:editing-duration>
    <meta:editing-cycles>115</meta:editing-cycles>
    <meta:generator>LibreOffice/7.4.1.2$Windows_X86_64 LibreOffice_project/3c58a8f3a960df8bc8fd77b461821e42c061c5f0</meta:generator>
    <meta:document-statistic meta:table-count="0" meta:image-count="0" meta:object-count="0" meta:page-count="7" meta:paragraph-count="68" meta:word-count="562" meta:character-count="3660" meta:non-whitespace-character-count="3110"/>
  </office:meta>
</office:document-meta>
</file>